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Web" svg:font-family="LatoWeb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color="#000000" style:font-name="Liberation Serif" officeooo:rsid="000fc780" officeooo:paragraph-rsid="000fc780"/>
    </style:style>
    <style:style style:name="P2" style:family="paragraph" style:parent-style-name="Table_20_Contents">
      <style:paragraph-properties fo:text-align="center" style:justify-single-word="false"/>
      <style:text-properties fo:color="#000000" style:font-name="Liberation Serif" officeooo:rsid="00100475" officeooo:paragraph-rsid="00100475"/>
    </style:style>
    <style:style style:name="P3" style:family="paragraph" style:parent-style-name="Table_20_Contents">
      <style:paragraph-properties fo:text-align="center" style:justify-single-word="false"/>
      <style:text-properties fo:color="#000000" style:font-name="Liberation Serif" officeooo:rsid="00100475" officeooo:paragraph-rsid="001c584c"/>
    </style:style>
    <style:style style:name="P4" style:family="paragraph" style:parent-style-name="Table_20_Contents">
      <style:paragraph-properties fo:text-align="center" style:justify-single-word="false"/>
      <style:text-properties fo:color="#000000" style:font-name="Liberation Serif" officeooo:rsid="00100475" officeooo:paragraph-rsid="001eb2a3"/>
    </style:style>
    <style:style style:name="P5" style:family="paragraph" style:parent-style-name="Table_20_Contents">
      <style:paragraph-properties fo:text-align="center" style:justify-single-word="false"/>
      <style:text-properties fo:color="#000000" style:font-name="Liberation Serif" officeooo:rsid="00113d82" officeooo:paragraph-rsid="00113d82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Liberation Serif" officeooo:rsid="00132408" officeooo:paragraph-rsid="00132408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Liberation Serif" officeooo:rsid="00132408" officeooo:paragraph-rsid="001c584c"/>
    </style:style>
    <style:style style:name="P8" style:family="paragraph" style:parent-style-name="Table_20_Contents">
      <style:paragraph-properties fo:text-align="center" style:justify-single-word="false"/>
      <style:text-properties fo:color="#000000" style:font-name="Liberation Serif" officeooo:rsid="00132408" officeooo:paragraph-rsid="0022e30e"/>
    </style:style>
    <style:style style:name="P9" style:family="paragraph" style:parent-style-name="Table_20_Contents">
      <style:paragraph-properties fo:text-align="center" style:justify-single-word="false"/>
      <style:text-properties fo:color="#000000" style:font-name="Liberation Serif" officeooo:rsid="00183478" officeooo:paragraph-rsid="00183478"/>
    </style:style>
    <style:style style:name="P10" style:family="paragraph" style:parent-style-name="Table_20_Contents">
      <style:paragraph-properties fo:text-align="center" style:justify-single-word="false"/>
      <style:text-properties fo:color="#000000" style:font-name="Liberation Serif" officeooo:rsid="001dd722" officeooo:paragraph-rsid="001dd722"/>
    </style:style>
    <style:style style:name="P11" style:family="paragraph" style:parent-style-name="Table_20_Contents">
      <style:paragraph-properties fo:text-align="center" style:justify-single-word="false"/>
      <style:text-properties fo:color="#000000" style:font-name="Liberation Serif" officeooo:rsid="001efbf5" officeooo:paragraph-rsid="001efbf5"/>
    </style:style>
    <style:style style:name="P12" style:family="paragraph" style:parent-style-name="Table_20_Contents">
      <style:paragraph-properties fo:text-align="center" style:justify-single-word="false"/>
      <style:text-properties fo:color="#000000" style:font-name="Liberation Serif" officeooo:rsid="002048d3" officeooo:paragraph-rsid="002048d3"/>
    </style:style>
    <style:style style:name="P13" style:family="paragraph" style:parent-style-name="Table_20_Contents">
      <style:paragraph-properties fo:text-align="center" style:justify-single-word="false"/>
      <style:text-properties fo:color="#000000" style:font-name="Liberation Serif" officeooo:rsid="00216a03" officeooo:paragraph-rsid="00216a03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Liberation Serif" officeooo:rsid="00250361" officeooo:paragraph-rsid="00250361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Liberation Serif" officeooo:rsid="0026aa5a" officeooo:paragraph-rsid="0026aa5a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fc780" officeooo:paragraph-rsid="000fc780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fc780" officeooo:paragraph-rsid="001c584c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1baa7e" officeooo:paragraph-rsid="001baa7e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1baa7e" officeooo:paragraph-rsid="001c584c" style:font-weight-asian="bold" style:font-weight-complex="bold"/>
    </style:style>
    <style:style style:name="P20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bold" officeooo:paragraph-rsid="000fc780" style:font-weight-asian="bold" style:font-weight-complex="bold"/>
    </style:style>
    <style:style style:name="P21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bold" officeooo:paragraph-rsid="001c584c" style:font-weight-asian="bold" style:font-weight-complex="bold"/>
    </style:style>
    <style:style style:name="P22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ff0000" style:font-name="Liberation Serif" fo:font-size="12pt" fo:letter-spacing="normal" fo:font-style="normal" fo:font-weight="bold" officeooo:paragraph-rsid="000fc780" style:font-weight-asian="bold" style:font-weight-complex="bold"/>
    </style:style>
    <style:style style:name="P23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ff0000" style:font-name="Liberation Serif" fo:font-size="12pt" fo:letter-spacing="normal" fo:font-style="normal" fo:font-weight="bold" officeooo:paragraph-rsid="001c584c" style:font-weight-asian="bold" style:font-weight-complex="bold"/>
    </style:style>
    <style:style style:name="P24" style:family="paragraph" style:parent-style-name="Standard">
      <style:text-properties officeooo:rsid="000f10be" officeooo:paragraph-rsid="000f10be"/>
    </style:style>
    <style:style style:name="P25" style:family="paragraph" style:parent-style-name="Standard">
      <style:text-properties officeooo:rsid="000f10be" officeooo:paragraph-rsid="001c584c"/>
    </style:style>
    <style:style style:name="P26" style:family="paragraph" style:parent-style-name="Standard">
      <style:text-properties officeooo:rsid="001baa7e" officeooo:paragraph-rsid="001baa7e"/>
    </style:style>
    <style:style style:name="P27" style:family="paragraph" style:parent-style-name="Standard">
      <style:text-properties officeooo:rsid="00275b9e" officeooo:paragraph-rsid="00275b9e"/>
    </style:style>
    <style:style style:name="P28" style:family="paragraph" style:parent-style-name="Standard">
      <style:text-properties fo:color="#ff0000" fo:font-weight="bold" officeooo:rsid="00275b9e" officeooo:paragraph-rsid="00275b9e" style:font-weight-asian="bold" style:font-weight-complex="bold"/>
    </style:style>
    <style:style style:name="P29" style:family="paragraph" style:parent-style-name="Standard">
      <style:text-properties officeooo:rsid="002a76d2" officeooo:paragraph-rsid="002a76d2"/>
    </style:style>
    <style:style style:name="P30" style:family="paragraph" style:parent-style-name="Standard">
      <style:text-properties fo:font-weight="bold" officeooo:rsid="002a76d2" officeooo:paragraph-rsid="002a76d2" style:font-weight-asian="bold" style:font-weight-complex="bold"/>
    </style:style>
    <style:style style:name="P31" style:family="paragraph" style:parent-style-name="Standard" style:list-style-name="Numbering_20_1">
      <style:paragraph-properties fo:padding="0.049cm" fo:border="0.06pt fine-dashed #000000" style:shadow="none" text:number-lines="true" text:line-number="1"/>
      <style:text-properties officeooo:rsid="002a76d2" officeooo:paragraph-rsid="002a76d2"/>
    </style:style>
    <style:style style:name="P32" style:family="paragraph" style:parent-style-name="Standard" style:list-style-name="Numbering_20_1">
      <style:paragraph-properties fo:padding="0.049cm" fo:border="0.06pt fine-dashed #000000" style:shadow="none" text:number-lines="true" text:line-number="1"/>
      <style:text-properties officeooo:rsid="002d150c" officeooo:paragraph-rsid="002d150c"/>
    </style:style>
    <style:style style:name="T1" style:family="text">
      <style:text-properties officeooo:rsid="000fc780"/>
    </style:style>
    <style:style style:name="T2" style:family="text">
      <style:text-properties fo:color="#ff0000"/>
    </style:style>
    <style:style style:name="T3" style:family="text">
      <style:text-properties fo:color="#ff0000" officeooo:rsid="000fc780"/>
    </style:style>
    <style:style style:name="T4" style:family="text">
      <style:text-properties officeooo:rsid="001c584c"/>
    </style:style>
    <style:style style:name="T5" style:family="text">
      <style:text-properties officeooo:rsid="001eb2a3"/>
    </style:style>
    <style:style style:name="T6" style:family="text">
      <style:text-properties officeooo:rsid="0021ea44"/>
    </style:style>
    <style:style style:name="T7" style:family="text">
      <style:text-properties officeooo:rsid="0027d001"/>
    </style:style>
    <style:style style:name="T8" style:family="text">
      <style:text-properties officeooo:rsid="0028e78e"/>
    </style:style>
    <style:style style:name="T9" style:family="text">
      <style:text-properties fo:color="#ff00ff"/>
    </style:style>
    <style:style style:name="T10" style:family="text">
      <style:text-properties fo:color="#cc0000"/>
    </style:style>
    <style:style style:name="T11" style:family="text">
      <style:text-properties fo:color="#990099"/>
    </style:style>
    <style:style style:name="T12" style:family="text">
      <style:text-properties fo:color="#009933"/>
    </style:style>
    <style:style style:name="T13" style:family="text">
      <style:text-properties fo:color="#3333ff"/>
    </style:style>
    <style:style style:name="T14" style:family="text">
      <style:text-properties officeooo:rsid="002c2eeb"/>
    </style:style>
    <style:style style:name="T15" style:family="text">
      <style:text-properties officeooo:rsid="002c38cc"/>
    </style:style>
    <style:style style:name="T16" style:family="text">
      <style:text-properties officeooo:rsid="002d15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Aluno: Geovane Fonseca de Sousa Santos</text:p>
      <text:p text:style-name="P24">Matrícula: 553237</text:p>
      <text:p text:style-name="P24">Matéria: Coputação Paralela</text:p>
      <text:p text:style-name="P24">Tarefa 10: Avaliação de Desempenho do Crivo Paralelo</text:p>
      <text:p text:style-name="P24"/>
      <text:p text:style-name="P26">Tabelas com as métricas:</text:p>
      <text:p text:style-name="P24"/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18">MÁQUINA LOCAL</text:p>
          </table:table-cell>
          <table:table-cell table:style-name="Tabela1.A1" office:value-type="string">
            <text:p text:style-name="P16">Sequencial</text:p>
          </table:table-cell>
          <table:table-cell table:style-name="Tabela1.C1" office:value-type="string">
            <text:p text:style-name="P16">Paralelo</text:p>
          </table:table-cell>
        </table:table-row>
        <table:table-row>
          <table:table-cell table:style-name="Tabela1.A2" office:value-type="string">
            <text:p text:style-name="P20"><text:span text:style-name="T1">U</text:span>tilização <text:span text:style-name="T1">de CPU</text:span></text:p>
            <text:p text:style-name="P20"><text:span text:style-name="T2">(CPUs utilized)</text:span></text:p>
          </table:table-cell>
          <table:table-cell table:style-name="Tabela1.B2" office:value-type="string">
            <text:p text:style-name="P5">1,000</text:p>
          </table:table-cell>
          <table:table-cell table:style-name="Tabela1.C2" office:value-type="string">
            <text:p text:style-name="P6">3,830</text:p>
          </table:table-cell>
        </table:table-row>
        <table:table-row>
          <table:table-cell table:style-name="Tabela1.A2" office:value-type="string">
            <text:p text:style-name="P20"><text:span text:style-name="T1">C</text:span>iclos ociosos na ULA</text:p>
            <text:p text:style-name="P20"><text:span text:style-name="T2">(frontend cycles idle)</text:span></text:p>
          </table:table-cell>
          <table:table-cell table:style-name="Tabela1.B2" office:value-type="string">
            <text:p text:style-name="P2">&lt;not supported&gt;</text:p>
          </table:table-cell>
          <table:table-cell table:style-name="Tabela1.C2" office:value-type="string">
            <text:p text:style-name="P6">&lt;not supported&gt;</text:p>
          </table:table-cell>
        </table:table-row>
        <table:table-row>
          <table:table-cell table:style-name="Tabela1.A2" office:value-type="string">
            <text:p text:style-name="P20"><text:span text:style-name="T1">C</text:span>iclos ociosos na busca de instrução</text:p>
            <text:p text:style-name="P20"><text:span text:style-name="T2">(backend cycles idle)</text:span></text:p>
          </table:table-cell>
          <table:table-cell table:style-name="Tabela1.B2" office:value-type="string">
            <text:p text:style-name="P2">&lt;not supported&gt;</text:p>
          </table:table-cell>
          <table:table-cell table:style-name="Tabela1.C2" office:value-type="string">
            <text:p text:style-name="P6">&lt;not supported&gt;</text:p>
          </table:table-cell>
        </table:table-row>
        <table:table-row>
          <table:table-cell table:style-name="Tabela1.A2" office:value-type="string">
            <text:p text:style-name="P20">IPC ou instruções por ciclo</text:p>
            <text:p text:style-name="P20"><text:span text:style-name="T2">(instructions per cycle)</text:span></text:p>
          </table:table-cell>
          <table:table-cell table:style-name="Tabela1.B2" office:value-type="string">
            <text:p text:style-name="P2">0,52</text:p>
          </table:table-cell>
          <table:table-cell table:style-name="Tabela1.C2" office:value-type="string">
            <text:p text:style-name="P6">0,32</text:p>
          </table:table-cell>
        </table:table-row>
        <table:table-row>
          <table:table-cell table:style-name="Tabela1.A2" office:value-type="string">
            <text:p text:style-name="P20"><text:span text:style-name="T1">T</text:span>axa de falta na cache L3</text:p>
            <text:p text:style-name="P20"><text:span text:style-name="T2">(LL-cache hits</text:span><text:span text:style-name="T3">)</text:span></text:p>
          </table:table-cell>
          <table:table-cell table:style-name="Tabela1.B2" office:value-type="string">
            <text:p text:style-name="P2">50,02%</text:p>
          </table:table-cell>
          <table:table-cell table:style-name="Tabela1.C2" office:value-type="string">
            <text:p text:style-name="P9">50,16%</text:p>
          </table:table-cell>
        </table:table-row>
        <table:table-row>
          <table:table-cell table:style-name="Tabela1.A2" office:value-type="string">
            <text:p text:style-name="P20"><text:span text:style-name="T1">T</text:span>empo total de execução</text:p>
            <text:p text:style-name="P22">(time elapsed)</text:p>
          </table:table-cell>
          <table:table-cell table:style-name="Tabela1.B2" office:value-type="string">
            <text:p text:style-name="P1">2,367386948 seconds</text:p>
          </table:table-cell>
          <table:table-cell table:style-name="Tabela1.C2" office:value-type="string">
            <text:p text:style-name="P9">1,354655200 seconds</text:p>
          </table:table-cell>
        </table:table-row>
      </table:table>
      <text:p text:style-name="P24"/>
      <text:p text:style-name="P24"/>
      <text:p text:style-name="P25"/>
      <table:table table:name="Tabela2" table:style-name="Tabela2">
        <table:table-column table:style-name="Tabela2.A" table:number-columns-repeated="3"/>
        <table:table-row>
          <table:table-cell table:style-name="Tabela2.A1" office:value-type="string">
            <text:p text:style-name="P19">MÁQUINA <text:span text:style-name="T4">PARCODE</text:span></text:p>
          </table:table-cell>
          <table:table-cell table:style-name="Tabela2.A1" office:value-type="string">
            <text:p text:style-name="P17">Sequencial</text:p>
          </table:table-cell>
          <table:table-cell table:style-name="Tabela2.C1" office:value-type="string">
            <text:p text:style-name="P17">Paralelo</text:p>
          </table:table-cell>
        </table:table-row>
        <table:table-row>
          <table:table-cell table:style-name="Tabela2.A2" office:value-type="string">
            <text:p text:style-name="P21"><text:span text:style-name="T1">U</text:span>tilização <text:span text:style-name="T1">de CPU</text:span></text:p>
            <text:p text:style-name="P21"><text:span text:style-name="T2">(CPUs utilized)</text:span></text:p>
          </table:table-cell>
          <table:table-cell table:style-name="Tabela2.B2" office:value-type="string">
            <text:p text:style-name="P10">0,096</text:p>
          </table:table-cell>
          <table:table-cell table:style-name="Tabela2.C2" office:value-type="string">
            <text:p text:style-name="P13">0,320</text:p>
          </table:table-cell>
        </table:table-row>
        <table:table-row>
          <table:table-cell table:style-name="Tabela2.A2" office:value-type="string">
            <text:p text:style-name="P21"><text:span text:style-name="T1">C</text:span>iclos ociosos na ULA</text:p>
            <text:p text:style-name="P21"><text:span text:style-name="T2">(frontend cycles idle)</text:span></text:p>
          </table:table-cell>
          <table:table-cell table:style-name="Tabela2.B2" office:value-type="string">
            <text:p text:style-name="P3">&lt;not supported&gt;</text:p>
          </table:table-cell>
          <table:table-cell table:style-name="Tabela2.C2" office:value-type="string">
            <text:p text:style-name="P7">&lt;not supported&gt;</text:p>
          </table:table-cell>
        </table:table-row>
        <table:table-row>
          <table:table-cell table:style-name="Tabela2.A2" office:value-type="string">
            <text:p text:style-name="P21"><text:span text:style-name="T1">C</text:span>iclos ociosos na busca de instrução</text:p>
            <text:p text:style-name="P21"><text:span text:style-name="T2">(backend cycles idle)</text:span></text:p>
          </table:table-cell>
          <table:table-cell table:style-name="Tabela2.B2" office:value-type="string">
            <text:p text:style-name="P3">&lt;not supported&gt;</text:p>
          </table:table-cell>
          <table:table-cell table:style-name="Tabela2.C2" office:value-type="string">
            <text:p text:style-name="P7">&lt;not supported&gt;</text:p>
          </table:table-cell>
        </table:table-row>
        <table:table-row>
          <table:table-cell table:style-name="Tabela2.A2" office:value-type="string">
            <text:p text:style-name="P21">IPC ou instruções por ciclo</text:p>
            <text:p text:style-name="P21"><text:span text:style-name="T2">(instructions per cycle)</text:span></text:p>
          </table:table-cell>
          <table:table-cell table:style-name="Tabela2.B2" office:value-type="string">
            <text:p text:style-name="P4"><text:span text:style-name="T5">0,43</text:span></text:p>
          </table:table-cell>
          <table:table-cell table:style-name="Tabela2.C2" office:value-type="string">
            <text:p text:style-name="P8"><text:span text:style-name="T6">0,47</text:span></text:p>
          </table:table-cell>
        </table:table-row>
        <table:table-row>
          <table:table-cell table:style-name="Tabela2.A2" office:value-type="string">
            <text:p text:style-name="P21"><text:span text:style-name="T1">T</text:span>axa de falta na cache L3</text:p>
            <text:p text:style-name="P21"><text:span text:style-name="T2">(LL-cache hits</text:span><text:span text:style-name="T3">)</text:span></text:p>
          </table:table-cell>
          <table:table-cell table:style-name="Tabela2.B2" office:value-type="string">
            <text:p text:style-name="P11">25,20%</text:p>
          </table:table-cell>
          <table:table-cell table:style-name="Tabela2.C2" office:value-type="string">
            <text:p text:style-name="P14">24,71%</text:p>
          </table:table-cell>
        </table:table-row>
        <table:table-row>
          <table:table-cell table:style-name="Tabela2.A2" office:value-type="string">
            <text:p text:style-name="P21"><text:span text:style-name="T1">T</text:span>empo total de execução</text:p>
            <text:p text:style-name="P23">(time elapsed)</text:p>
          </table:table-cell>
          <table:table-cell table:style-name="Tabela2.B2" office:value-type="string">
            <text:p text:style-name="P12">37,628896164 seconds</text:p>
          </table:table-cell>
          <table:table-cell table:style-name="Tabela2.C2" office:value-type="string">
            <text:p text:style-name="P15">12,272887967 seconds</text:p>
          </table:table-cell>
        </table:table-row>
      </table:table>
      <text:p text:style-name="P25"/>
      <text:p text:style-name="P25"/>
      <text:p text:style-name="P28">Observações:</text:p>
      <text:p text:style-name="P28"/>
      <text:p text:style-name="P27"><text:tab/>- A utilização devereria ser próxima a 4 devido a quantidade de núcleos utilizados pelo programa. No caso da máquina PARCODE esse valor está longe devido ao compartilhamento dela entre os usuários.</text:p>
      <text:p text:style-name="P27"><text:tab/>- Não foi possível observar o número de ciclos ociosos em ambas as máquinas e em nenhum dos casos.</text:p>
      <text:p text:style-name="P27"><text:soft-page-break/><text:tab/>- <text:span text:style-name="T7">Na máquina Local a quantidade de instruções por ciclo sequencial diminuiu bastante em relação ao paralelo enquanto na máquina PARCODE teve um pequeno aumento</text:span></text:p>
      <text:p text:style-name="P27"><text:tab/>- <text:span text:style-name="T8">A taxa de falta na cache L3 não teve alteração considerável nas duas máquinas em ambos os casos.</text:span></text:p>
      <text:p text:style-name="P27"/>
      <text:p text:style-name="P30">Gargalos:</text:p>
      <text:p text:style-name="P30"/>
      <text:p text:style-name="P29"><text:tab/>- No seguinte trecho de código, podemos identificar a necessidade de tornar o inteiro i como privado para que as diferentes threads do <text:span text:style-name="T14">for</text:span>:</text:p>
      <text:p text:style-name="P29"/>
      <text:list xml:id="list5018879130845671349" text:style-name="Numbering_20_1">
        <text:list-item>
          <text:p text:style-name="P31"><text:tab/><text:span text:style-name="T11">#pragma omp parallel for schedule(dynamic)</text:span></text:p>
        </text:list-item>
        <text:list-item>
          <text:p text:style-name="P31"><text:tab/><text:span text:style-name="T10">for</text:span> (<text:span text:style-name="T12">int</text:span> p=<text:span text:style-name="T9">2</text:span>; p &lt;= sqrt_n; p++)</text:p>
        </text:list-item>
        <text:list-item>
          <text:p text:style-name="P31"><text:tab/>{</text:p>
        </text:list-item>
        <text:list-item>
          <text:p text:style-name="P31"><text:tab/><text:tab/><text:span text:style-name="T13">// If prime[p] is not changed, then it is a prime</text:span></text:p>
        </text:list-item>
        <text:list-item>
          <text:p text:style-name="P31"><text:tab/><text:tab/><text:span text:style-name="T10">if</text:span> (prime[p] == true)</text:p>
        </text:list-item>
        <text:list-item>
          <text:p text:style-name="P31"><text:tab/><text:tab/>{</text:p>
        </text:list-item>
        <text:list-item>
          <text:p text:style-name="P31"><text:tab/><text:tab/><text:tab/><text:span text:style-name="T13">// Update all multiples of p</text:span></text:p>
        </text:list-item>
        <text:list-item>
          <text:p text:style-name="P31"><text:tab/><text:tab/><text:tab/><text:span text:style-name="T10">for</text:span> (<text:span text:style-name="T12">int</text:span> i=p*<text:span text:style-name="T9">2</text:span>; i&lt;=n; i += p)</text:p>
        </text:list-item>
        <text:list-item>
          <text:p text:style-name="P31"><text:tab/><text:tab/><text:tab/><text:tab/>prime[i] = <text:span text:style-name="T9">false</text:span>;</text:p>
        </text:list-item>
        <text:list-item>
          <text:p text:style-name="P31"><text:tab/><text:tab/>}</text:p>
        </text:list-item>
        <text:list-item>
          <text:p text:style-name="P31"><text:tab/>}</text:p>
        </text:list-item>
      </text:list>
      <text:p text:style-name="P29"/>
      <text:p text:style-name="P29"><text:tab/>- <text:span text:style-name="T15">O balanceamento de carga encontra-se da maneira correta nele, podendo aumentar o número de chunks para 100 e assim obter um desenpenho melhor.</text:span></text:p>
      <text:p text:style-name="P29"/>
      <text:p text:style-name="P29"><text:tab/>- <text:span text:style-name="T16">No seguinte trecho é necessário definir o escalonamento das threads, para balanceá-las, além de que a variável primes é necessariamente uma redução:</text:span></text:p>
      <text:p text:style-name="P29"/>
      <text:list xml:id="list184446055117853" text:continue-numbering="true" text:style-name="Numbering_20_1">
        <text:list-item>
          <text:p text:style-name="P32"><text:tab/><text:span text:style-name="T11">#pragma omp parallel for reduction(+:primes)</text:span></text:p>
        </text:list-item>
        <text:list-item>
          <text:p text:style-name="P32"><text:tab/><text:span text:style-name="T10">for</text:span> (<text:span text:style-name="T12">int</text:span> p=<text:span text:style-name="T9">2</text:span>; p&lt;=n; p++)</text:p>
        </text:list-item>
        <text:list-item>
          <text:p text:style-name="P32"><text:tab/><text:tab/><text:span text:style-name="T10">if</text:span> (prime[p])</text:p>
        </text:list-item>
        <text:list-item>
          <text:p text:style-name="P32"><text:tab/><text:tab/><text:tab/>primes++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Web" svg:font-family="LatoWeb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2T17:32:12.573178253</meta:creation-date>
    <dc:date>2018-09-02T18:44:42.130949317</dc:date>
    <meta:editing-duration>PT1H12M18S</meta:editing-duration>
    <meta:editing-cycles>27</meta:editing-cycles>
    <meta:generator>LibreOffice/5.1.6.2$Linux_X86_64 LibreOffice_project/10m0$Build-2</meta:generator>
    <meta:document-statistic meta:table-count="2" meta:image-count="0" meta:object-count="0" meta:page-count="2" meta:paragraph-count="83" meta:word-count="396" meta:character-count="2389" meta:non-whitespace-character-count="2055"/>
  </office:meta>
</office:document-meta>
</file>